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b00c" officeooo:paragraph-rsid="001bb00c"/>
    </style:style>
    <style:style style:name="P2" style:family="paragraph" style:parent-style-name="Table_20_Contents">
      <style:paragraph-properties fo:text-align="start" style:justify-single-word="false"/>
      <style:text-properties fo:color="#333333" style:font-name="Arial" fo:font-size="8pt" officeooo:rsid="0019065d" officeooo:paragraph-rsid="0019065d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fo:color="#333333" style:font-name="Arial" fo:font-size="8pt" officeooo:rsid="0019065d" officeooo:paragraph-rsid="0019065d" style:font-size-asian="8pt" style:font-size-complex="8pt"/>
    </style:style>
    <style:style style:name="P4" style:family="paragraph" style:parent-style-name="Table_20_Contents">
      <style:paragraph-properties fo:padding="0cm" fo:border="none" style:shadow="none"/>
      <style:text-properties fo:color="#333333" style:font-name="Arial" fo:font-size="8pt" officeooo:rsid="0019065d" officeooo:paragraph-rsid="0019065d" style:font-size-asian="8pt" style:font-size-complex="8pt"/>
    </style:style>
    <style:style style:name="P5" style:family="paragraph" style:parent-style-name="Table_20_Contents">
      <style:paragraph-properties fo:text-align="end" style:justify-single-word="false" fo:padding="0cm" fo:border="none" style:shadow="none"/>
      <style:text-properties fo:color="#333333" style:font-name="Arial" fo:font-size="8pt" officeooo:rsid="0019065d" officeooo:paragraph-rsid="0019065d" style:font-size-asian="8pt" style:font-size-complex="8pt"/>
    </style:style>
    <style:style style:name="P6" style:family="paragraph" style:parent-style-name="Header">
      <style:paragraph-properties fo:text-align="center" style:justify-single-word="false"/>
      <style:text-properties style:font-name="Arial" fo:font-size="10.5pt" fo:font-weight="bold" officeooo:rsid="0019065d" officeooo:paragraph-rsid="0019065d" style:font-size-asian="10.5pt" style:font-weight-asian="bold" style:font-size-complex="10.5pt" style:font-weight-complex="bold"/>
    </style:style>
    <style:style style:name="P7" style:family="paragraph" style:parent-style-name="Header">
      <style:paragraph-properties fo:text-align="justify" style:justify-single-word="false" fo:padding="0.049cm" fo:border-left="none" fo:border-right="none" fo:border-top="none" fo:border-bottom="0.06pt solid #000000" style:shadow="none"/>
      <style:text-properties style:font-name="Arial" fo:font-size="8pt" fo:font-weight="normal" officeooo:rsid="001bb00c" officeooo:paragraph-rsid="001bb00c" style:font-size-asian="8pt" style:font-weight-asian="normal" style:font-size-complex="8pt" style:font-weight-complex="normal"/>
    </style:style>
    <style:style style:name="P8" style:family="paragraph" style:parent-style-name="Footer">
      <style:paragraph-properties fo:text-align="center" style:justify-single-word="false"/>
      <style:text-properties fo:color="#4c4c4c" style:font-name="Arial" fo:font-size="8pt" officeooo:rsid="0019065d" officeooo:paragraph-rsid="0019065d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cm" style:type="center"/>
          <style:tab-stop style:position="18.4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cm" style:type="center"/>
          <style:tab-stop style:position="18.4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8.401cm" table:align="margins"/>
    </style:style>
    <style:style style:name="Tabela1.A" style:family="table-column">
      <style:table-column-properties style:column-width="9.2cm" style:rel-column-width="32767*"/>
    </style:style>
    <style:style style:name="Rodape" style:family="table">
      <style:table-properties style:width="18.401cm" table:align="margins" style:shadow="none"/>
    </style:style>
    <style:style style:name="Rodape.A" style:family="table-column">
      <style:table-column-properties style:column-width="9.2cm" style:rel-column-width="32767*"/>
    </style:style>
    <style:style style:name="Rodape.A1" style:family="table-cell">
      <style:table-cell-properties fo:background-color="transparent" fo:padding="0.049cm" fo:border-left="none" fo:border-right="none" fo:border-top="0.25pt solid #000000" fo:border-bottom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/>
      <style:text-properties style:font-name="Arial" fo:font-size="10.5pt" fo:font-weight="bold" officeooo:rsid="0019065d" officeooo:paragraph-rsid="0019065d" style:font-size-asian="10.5pt" style:font-weight-asian="bold" style:font-size-complex="10.5pt" style:font-weight-complex="bold"/>
    </style:style>
    <style:style style:name="MP2" style:family="paragraph" style:parent-style-name="Table_20_Contents">
      <style:paragraph-properties fo:text-align="start" style:justify-single-word="false"/>
      <style:text-properties fo:color="#333333" style:font-name="Arial" fo:font-size="8pt" officeooo:rsid="0019065d" officeooo:paragraph-rsid="0019065d" style:font-size-asian="8pt" style:font-size-complex="8pt"/>
    </style:style>
    <style:style style:name="MP3" style:family="paragraph" style:parent-style-name="Table_20_Contents">
      <style:paragraph-properties fo:text-align="end" style:justify-single-word="false"/>
      <style:text-properties fo:color="#333333" style:font-name="Arial" fo:font-size="8pt" officeooo:rsid="0019065d" officeooo:paragraph-rsid="0019065d" style:font-size-asian="8pt" style:font-size-complex="8pt"/>
    </style:style>
    <style:style style:name="MP4" style:family="paragraph" style:parent-style-name="Header">
      <style:paragraph-properties fo:text-align="justify" style:justify-single-word="false" fo:padding="0.049cm" fo:border-left="none" fo:border-right="none" fo:border-top="none" fo:border-bottom="0.06pt solid #000000" style:shadow="none"/>
      <style:text-properties style:font-name="Arial" fo:font-size="8pt" fo:font-weight="normal" officeooo:rsid="001bb00c" officeooo:paragraph-rsid="001bb00c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padding="0cm" fo:border="none" style:shadow="none"/>
      <style:text-properties fo:color="#333333" style:font-name="Arial" fo:font-size="8pt" officeooo:rsid="0019065d" officeooo:paragraph-rsid="0019065d" style:font-size-asian="8pt" style:font-size-complex="8pt"/>
    </style:style>
    <style:style style:name="MP6" style:family="paragraph" style:parent-style-name="Table_20_Contents">
      <style:paragraph-properties fo:text-align="end" style:justify-single-word="false" fo:padding="0cm" fo:border="none" style:shadow="none"/>
      <style:text-properties fo:color="#333333" style:font-name="Arial" fo:font-size="8pt" officeooo:rsid="0019065d" officeooo:paragraph-rsid="0019065d" style:font-size-asian="8pt" style:font-size-complex="8pt"/>
    </style:style>
    <style:style style:name="MP7" style:family="paragraph" style:parent-style-name="Footer">
      <style:paragraph-properties fo:text-align="center" style:justify-single-word="false"/>
      <style:text-properties fo:color="#4c4c4c" style:font-name="Arial" fo:font-size="8pt" officeooo:rsid="0019065d" officeooo:paragraph-rsid="0019065d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3cm" fo:margin-bottom="1.3cm" fo:margin-left="1.3cm" fo:margin-right="1.3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{{report.title}}</text:p>
        <table:table table:name="Tabela1" table:style-name="Tabela1">
          <table:table-column table:style-name="Tabela1.A" table:number-columns-repeated="2"/>
          <table:table-row>
            <table:table-cell office:value-type="string">
              <text:p text:style-name="MP2">{{appaccount.name}}</text:p>
            </table:table-cell>
            <table:table-cell office:value-type="string">
              <text:p text:style-name="MP3">{{report.date}} – {{report.time}}, pág. <text:page-number text:select-page="current">1</text:page-number> / <text:page-count>1</text:page-count></text:p>
            </table:table-cell>
          </table:table-row>
        </table:table>
        <text:p text:style-name="MP4">{{report.filter.description}}</text:p>
      </style:header>
      <style:footer>
        <table:table table:name="Rodape" table:style-name="Rodape">
          <table:table-column table:style-name="Rodape.A" table:number-columns-repeated="2"/>
          <table:table-row>
            <table:table-cell table:style-name="Rodape.A1" office:value-type="string">
              <text:p text:style-name="MP5">ONGONLINE – sistema de gestão</text:p>
            </table:table-cell>
            <table:table-cell table:style-name="Rodape.A1" office:value-type="string">
              <text:p text:style-name="MP6">http://www.ongonline.com.br</text:p>
            </table:table-cell>
          </table:table-row>
        </table:table>
        <text:p text:style-name="MP7">Winponta Software : http://www.winponta.com.b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emir (Nuno)</meta:initial-creator>
    <meta:creation-date>2014-06-20T11:53:07.714575862</meta:creation-date>
    <dc:date>2014-06-20T12:09:42.213637087</dc:date>
    <dc:creator>Ademir (Nuno)</dc:creator>
    <meta:editing-duration>PT1M23S</meta:editing-duration>
    <meta:editing-cycles>2</meta:editing-cycles>
    <meta:generator>LibreOffice/4.2.3.3$Linux_X86_64 LibreOffice_project/420m0$Build-3</meta:generator>
    <meta:document-statistic meta:table-count="2" meta:image-count="0" meta:object-count="0" meta:page-count="1" meta:paragraph-count="7" meta:word-count="18" meta:character-count="211" meta:non-whitespace-character-count="198"/>
  </office:meta>
</office:document-meta>
</file>